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8" style:family="paragraph" style:parent-style-name="Table_20_Contents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9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10" style:family="paragraph" style:parent-style-name="Standard">
      <style:paragraph-properties fo:margin-left="0cm" fo:margin-right="1.139cm" fo:margin-top="0cm" fo:margin-bottom="0cm" fo:line-height="100%" fo:text-indent="0cm" style:auto-text-indent="false" style:snap-to-layout-grid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11" style:family="paragraph" style:parent-style-name="Standard"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8">Gerade von links nach rechts</text:p>
          </table:table-cell>
          <table:table-cell table:style-name="Tabelle1.A2" office:value-type="string">
            <text:p text:style-name="P5">Leeres Frame</text:p>
          </table:table-cell>
          <table:table-cell table:style-name="Tabelle1.A2" office:value-type="string">
            <text:p text:style-name="P5">Erstellen eines Line Objektes mit Parametern: Frame-pointer, startpunkte(x,y) und endpunkte(x,y)</text:p>
          </table:table-cell>
          <table:table-cell table:style-name="Tabelle1.A2" office:value-type="string">
            <text:p text:style-name="P5">Gerade Linie </text:p>
          </table:table-cell>
          <table:table-cell table:style-name="Tabelle1.A2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Table_20_Contents">Gerad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Gerade Linie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8">Diagonale von links nach recht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Diagonale Linie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8">Diagonal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Diagonale Linie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6" office:value-type="float" office:value="5">
            <text:p text:style-name="P4">5</text:p>
          </table:table-cell>
          <table:table-cell table:style-name="Tabelle1.A3" office:value-type="string">
            <text:p text:style-name="P8">Gerade deren Punkte nicht auf dem Frame liegen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 mit negativen x und y werten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8">Gerade von links nach recht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Gerade Linie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Table_20_Contents">Gerad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Gerade Linie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8">Diagonale von links nach recht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Diagonale Linie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8">Diagonal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Diagonale Linie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8">Gerade deren Punkte nicht auf dem Frame liegen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 mit x und y werten über 100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8">Gerade von links nach recht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startpunkte(x,y) und endpunkte(x,y)</text:p>
          </table:table-cell>
          <table:table-cell table:style-name="Tabelle1.A3" office:value-type="string">
            <text:p text:style-name="P5">Gerade Linie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Table_20_Contents">Gerad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Gerade Linie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8">Diagonale von links nach recht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Diagonale Linie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8">Diagonal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: Frame-pointer, startpunkte(x,y) und endpunkte(x,y)</text:p>
          </table:table-cell>
          <table:table-cell table:style-name="Tabelle1.A3" office:value-type="string">
            <text:p text:style-name="P5">Diagonale Linie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8">Gerade deren Punkte nicht auf dem Frame liegen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Erstellen eines Line Objektes mit Parametern startpunkte(x,y) und endpunkte(x,y) mit sowohl negativen x als auch zu großen y werten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5">Laufzeitmessung(Geraden)</text:p>
          </table:table-cell>
          <table:table-cell table:style-name="Tabelle1.A3" office:value-type="string">
            <text:p text:style-name="P5">Leeres Frame/Plotten von 5 Linien </text:p>
          </table:table-cell>
          <table:table-cell table:style-name="Tabelle1.A3" office:value-type="string">
            <text:p text:style-name="P5">Ausgabe 5 Linien über cout &lt;&lt; und cout.put()</text:p>
          </table:table-cell>
          <table:table-cell table:style-name="Tabelle1.A3" office:value-type="string">
            <text:p text:style-name="P5">Erwartetes Ergebnis hier tatsächliches ergebnis:</text:p>
            <text:p text:style-name="P5">&lt;&lt; operator: <text:s/>269 ticks</text:p>
            <text:p text:style-name="P5">put(): <text:s/>279 tick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5">Laufzeitmessung(Geraden)</text:p>
          </table:table-cell>
          <table:table-cell table:style-name="Tabelle1.A3" office:value-type="string">
            <text:p text:style-name="P5">Leeres Frame/Plotten von 5 Linien </text:p>
          </table:table-cell>
          <table:table-cell table:style-name="Tabelle1.A3" office:value-type="string">
            <text:p text:style-name="P5">Ausgabe 5 Linien über cout &lt;&lt; und cout.put()</text:p>
          </table:table-cell>
          <table:table-cell table:style-name="Tabelle1.A3" office:value-type="string">
            <text:p text:style-name="P5">Erwartetes Ergebnis hier tatsächliches ergebnis:</text:p>
            <text:p text:style-name="P5">&lt;&lt; operator: <text:s/>255 ticks</text:p>
            <text:p text:style-name="P5">put(): <text:s/>368 tick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5">Laufzeitmessung(Geraden)</text:p>
          </table:table-cell>
          <table:table-cell table:style-name="Tabelle1.A3" office:value-type="string">
            <text:p text:style-name="P5">Leeres Frame/Plotten von 5 Linien </text:p>
          </table:table-cell>
          <table:table-cell table:style-name="Tabelle1.A3" office:value-type="string">
            <text:p text:style-name="P5">Ausgabe 5 Linien über cout &lt;&lt; und cout.put()</text:p>
          </table:table-cell>
          <table:table-cell table:style-name="Tabelle1.A3" office:value-type="string">
            <text:p text:style-name="P5">Erwartetes Ergebnis hier tatsächliches ergebnis:</text:p>
            <text:p text:style-name="P5">&lt;&lt; operator: <text:s/>253 ticks</text:p>
            <text:p text:style-name="P5">put(): <text:s/>241 tick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5">Laufzeitmessung(Fisch)</text:p>
          </table:table-cell>
          <table:table-cell table:style-name="Tabelle1.A3" office:value-type="string">
            <text:p text:style-name="P5">Leeres Frame/Plotten des Fisches</text:p>
          </table:table-cell>
          <table:table-cell table:style-name="Tabelle1.A3" office:value-type="string">
            <text:p text:style-name="P5">Ausgabe Fisch via cout &lt;&lt; und cout.put()</text:p>
          </table:table-cell>
          <table:table-cell table:style-name="Tabelle1.A3" office:value-type="string">
            <text:p text:style-name="P5">Erwartetes Ergebnis hier tatsächliches ergebnis:</text:p>
            <text:p text:style-name="P5">&lt;&lt; operator: 344 ticks</text:p>
            <text:p text:style-name="P5">put(): 406 tick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5">Laufzeitmessung(Fisch)</text:p>
          </table:table-cell>
          <table:table-cell table:style-name="Tabelle1.A3" office:value-type="string">
            <text:p text:style-name="P5">Leeres Frame/Plotten des Fisches</text:p>
          </table:table-cell>
          <table:table-cell table:style-name="Tabelle1.A3" office:value-type="string">
            <text:p text:style-name="P5">Ausgabe Fisch via cout &lt;&lt; und cout.put()</text:p>
          </table:table-cell>
          <table:table-cell table:style-name="Tabelle1.A3" office:value-type="string">
            <text:p text:style-name="P5">Erwartetes Ergebnis hier tatsächliches ergebnis:</text:p>
            <text:p text:style-name="P5">&lt;&lt; operator: 359 ticks</text:p>
            <text:p text:style-name="P5">put(): 407 tick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5">Laufzeitmessung(Fisch)</text:p>
          </table:table-cell>
          <table:table-cell table:style-name="Tabelle1.A3" office:value-type="string">
            <text:p text:style-name="P5">Leeres Frame/Plotten des Fisches</text:p>
          </table:table-cell>
          <table:table-cell table:style-name="Tabelle1.A3" office:value-type="string">
            <text:p text:style-name="P5">Ausgabe Fisch via cout &lt;&lt; und cout.put()</text:p>
          </table:table-cell>
          <table:table-cell table:style-name="Tabelle1.A3" office:value-type="string">
            <text:p text:style-name="P5">Erwartetes Ergebnis hier tatsächliches ergebnis:</text:p>
            <text:p text:style-name="P5">&lt;&lt; operator: 391 ticks</text:p>
            <text:p text:style-name="P5">put(): 406 ticks</text:p>
          </table:table-cell>
          <table:table-cell table:style-name="Tabelle1.A3" office:value-type="string">
            <text:p text:style-name="P7">2014.Mai-18: OK</text:p>
          </table:table-cell>
        </table:table-row>
      </table:table>
      <text:p text:style-name="P1"/>
      <text:p text:style-name="P1">Testfälle 1 – 10 testen Supportfunktion</text:p>
      <text:p text:style-name="P1">Testfälle 11 – 15 testen Methode</text:p>
      <text:p text:style-name="P1">Testfälle 16 <text:s/>- 21 testen Laufz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5-12T19:50:12.25</dc:date>
    <meta:editing-cycles>13</meta:editing-cycles>
    <meta:generator>OpenOffice/4.0.1$Win32 OpenOffice.org_project/401m5$Build-9714</meta:generator>
    <meta:editing-duration>PT2H29M38S</meta:editing-duration>
    <meta:document-statistic meta:table-count="1" meta:image-count="0" meta:object-count="0" meta:page-count="2" meta:paragraph-count="147" meta:word-count="551" meta:character-count="4021"/>
  </office:meta>
</office:document-meta>
</file>